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2409*"/>
    </style:style>
    <style:style style:name="Table1.C" style:family="table-column">
      <style:table-column-properties style:column-width="4.251cm" style:rel-column-width="24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text-shadow="none" fo:font-weight="bold" officeooo:rsid="0005283c" officeooo:paragraph-rsid="0005283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text-shadow="none" fo:font-weight="bold" officeooo:rsid="0005283c" officeooo:paragraph-rsid="0005283c" style:font-size-asian="10.5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05283c" officeooo:paragraph-rsid="0005283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text-shadow="none" fo:font-weight="bold" officeooo:rsid="0005283c" officeooo:paragraph-rsid="0005283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text-shadow="none" style:text-underline-style="none" fo:font-weight="bold" officeooo:rsid="000d6000" officeooo:paragraph-rsid="000d600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text-shadow="none" style:text-underline-style="none" fo:font-weight="bold" officeooo:rsid="000e02d7" officeooo:paragraph-rsid="000e02d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text-shadow="none" style:text-underline-style="none" fo:font-weight="bold" officeooo:rsid="000eaf1c" officeooo:paragraph-rsid="000eaf1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text-shadow="none" style:text-underline-style="none" fo:font-weight="bold" officeooo:rsid="001012ee" officeooo:paragraph-rsid="001012ee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12pt" fo:text-shadow="none" style:text-underline-style="none" fo:font-weight="normal" officeooo:rsid="000cb660" officeooo:paragraph-rsid="000cb66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text-shadow="none" style:text-underline-style="none" fo:font-weight="normal" officeooo:rsid="000d6000" officeooo:paragraph-rsid="000d600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text-shadow="none" style:text-underline-style="none" fo:font-weight="normal" officeooo:rsid="000e02d7" officeooo:paragraph-rsid="000e02d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text-shadow="none" style:text-underline-style="none" fo:font-weight="normal" officeooo:rsid="000eaf1c" officeooo:paragraph-rsid="000eaf1c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text-shadow="none" style:text-underline-style="none" fo:font-weight="normal" officeooo:rsid="000eaf1c" officeooo:paragraph-rsid="000eaf1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text-shadow="none" style:text-underline-style="none" fo:font-weight="normal" officeooo:rsid="001012ee" officeooo:paragraph-rsid="001012ee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text-shadow="none" style:text-underline-style="none" fo:font-weight="normal" officeooo:rsid="001012ee" officeooo:paragraph-rsid="001012e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text-shadow="none" style:text-underline-style="solid" style:text-underline-width="auto" style:text-underline-color="font-color" fo:font-weight="bold" officeooo:rsid="000d6000" officeooo:paragraph-rsid="000d6000" style:font-size-asian="10.5pt" style:font-weight-asian="bold" style:font-size-complex="12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normal" officeooo:rsid="00179d71" officeooo:paragraph-rsid="000eaf1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text-shadow="none" style:text-underline-style="solid" style:text-underline-width="auto" style:text-underline-color="font-color" fo:font-weight="bold" officeooo:rsid="000d6000" officeooo:paragraph-rsid="000d600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text-shadow="none" style:text-underline-style="solid" style:text-underline-width="auto" style:text-underline-color="font-color" fo:font-weight="bold" officeooo:rsid="000eaf1c" officeooo:paragraph-rsid="000eaf1c" style:font-size-asian="12.25pt" style:font-weight-asian="bold" style:font-size-complex="1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07c992" officeooo:paragraph-rsid="0007c992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098f62" officeooo:paragraph-rsid="00098f62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1012ee" officeooo:paragraph-rsid="001012ee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944a9"/>
    </style:style>
    <style:style style:name="T3" style:family="text">
      <style:text-properties officeooo:rsid="001012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de especificação</text:p>
      <text:p text:style-name="P1"/>
      <text:p text:style-name="P2"><text:span text:style-name="T1">Histórico de Revisão</text:span></text:p>
      <text:p text:style-name="P2"/>
      <table:table table:name="Table1" table:style-name="Table1">
        <table:table-column table:style-name="Table1.A" table:number-columns-repeated="2"/>
        <table:table-column table:style-name="Table1.C" table:number-columns-repeated="2"/>
        <table:table-row>
          <table:table-cell table:style-name="Table1.A1" office:value-type="string">
            <text:p text:style-name="P3">Data</text:p>
          </table:table-cell>
          <table:table-cell table:style-name="Table1.A1" office:value-type="string">
            <text:p text:style-name="P3">Versão</text:p>
          </table:table-cell>
          <table:table-cell table:style-name="Table1.A1" office:value-type="string">
            <text:p text:style-name="P3">Descrição</text:p>
          </table:table-cell>
          <table:table-cell table:style-name="Table1.D1" office:value-type="string">
            <text:p text:style-name="P3">Autor</text:p>
          </table:table-cell>
        </table:table-row>
        <table:table-row>
          <table:table-cell table:style-name="Table1.A2" office:value-type="string">
            <text:p text:style-name="P3">06/04/2016</text:p>
          </table:table-cell>
          <table:table-cell table:style-name="Table1.A2" office:value-type="string">
            <text:p text:style-name="P3">1.0</text:p>
          </table:table-cell>
          <table:table-cell table:style-name="Table1.A2" office:value-type="string">
            <text:p text:style-name="P3">Desenvolvimento do digrama do Caso de Usos</text:p>
          </table:table-cell>
          <table:table-cell table:style-name="Table1.D2" office:value-type="string">
            <text:p text:style-name="P3">Eduardo M. Figueiredo</text:p>
          </table:table-cell>
        </table:table-row>
        <table:table-row>
          <table:table-cell table:style-name="Table1.A2" office:value-type="string">
            <text:p text:style-name="P20">20/04/2016</text:p>
          </table:table-cell>
          <table:table-cell table:style-name="Table1.A2" office:value-type="string">
            <text:p text:style-name="P21">1.<text:span text:style-name="T3">1</text:span></text:p>
          </table:table-cell>
          <table:table-cell table:style-name="Table1.A2" office:value-type="string">
            <text:p text:style-name="P21">Desenvolvimento do casos de uso textual</text:p>
          </table:table-cell>
          <table:table-cell table:style-name="Table1.D2" office:value-type="string">
            <text:p text:style-name="P21">Eduardo M. Figueiredo</text:p>
            <text:p text:style-name="P21"/>
          </table:table-cell>
        </table:table-row>
        <table:table-row>
          <table:table-cell table:style-name="Table1.A2" office:value-type="string">
            <text:p text:style-name="P22">20/04/2016</text:p>
          </table:table-cell>
          <table:table-cell table:style-name="Table1.A2" office:value-type="string">
            <text:p text:style-name="P22">1.2</text:p>
          </table:table-cell>
          <table:table-cell table:style-name="Table1.A2" office:value-type="string">
            <text:p text:style-name="P22">Inserção de Funções de memória</text:p>
          </table:table-cell>
          <table:table-cell table:style-name="Table1.D2" office:value-type="string">
            <text:p text:style-name="P22">Eduardo M. Figueiredo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Sumário</text:span></text:p>
      <text:p text:style-name="P2"><text:span text:style-name="T1"/></text:p>
      <text:p text:style-name="P9">1 Introdução…………………………………………………………………………………………00</text:p>
      <text:p text:style-name="P9">1.1 Escopo…………………………………………………………………………………………..00</text:p>
      <text:p text:style-name="P9">1.2 Descrição dos stakeholders……………………………………………………………………...00</text:p>
      <text:p text:style-name="P9">2. Descrição geral…………………………………………………………………………………..00</text:p>
      <text:p text:style-name="P9">2.1 Descrição do público-alvo……………………………………………………………………...00</text:p>
      <text:p text:style-name="P9">2.2 Restrições……………………………………………………………………………………….00</text:p>
      <text:p text:style-name="P9">3 Requisitos…………………………………………………………………………………………00</text:p>
      <text:p text:style-name="P9">3.1 Requisitos funcionais……………………………………………………………………………00</text:p>
      <text:p text:style-name="P9">3.2 Requisitos de qualidade…………………………………………………………………………00</text:p>
      <text:p text:style-name="P9">Apêndices…………………………………………………………………………………………00</text:p>
      <text:p text:style-name="P9">4.1 Modelos…………………………………………………………………………………………00</text:p>
      <text:p text:style-name="P9">4.2 Glosário…………………………………………………………………………………………00</text:p>
      <text:p text:style-name="P9">5 Índice……………………………………………………………………………………………...00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<text:soft-page-break/>Introdução</text:p>
      <text:p text:style-name="P16"/>
      <text:p text:style-name="P10">Este documento faz as especificações quanto ao andamento do projeto de sfotware: calculadora.</text:p>
      <text:p text:style-name="P10"/>
      <text:p text:style-name="P5">Escopo</text:p>
      <text:p text:style-name="P10"/>
      <text:p text:style-name="P11">O projeto é o desenvolvimento de um software que faz calculos matemáticos (calculadora) para </text:p>
      <text:p text:style-name="P11">usuários em geral que pretendam agilizar seus trabalhos. Será feita em linguagem C++, para sistemas operacionais Linux e Windows. </text:p>
      <text:p text:style-name="P11"/>
      <text:p text:style-name="P6">Descrição dos Stakeholders</text:p>
      <text:p text:style-name="P6"/>
      <text:list xml:id="list4940844951253303375" text:style-name="L1">
        <text:list-item>
          <text:p text:style-name="P13">Empregados</text:p>
        </text:list-item>
        <text:list-item>
          <text:p text:style-name="P13">Clientes</text:p>
        </text:list-item>
        <text:list-item>
          <text:p text:style-name="P13">Concorrentes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Definição geral</text:p>
      <text:p text:style-name="P19"/>
      <text:p text:style-name="P7">Descrição do público-alvo</text:p>
      <text:p text:style-name="P12"/>
      <text:p text:style-name="P12">O público-alvo são pessoas de faixa etária maiores que 9 anos, eventualmente. Como o produto faz cálculos, crinças que ainda não aprenderam a fazê-los não utilizaram do mesmo. </text:p>
      <text:p text:style-name="P12">Aborda, em sua maioria, estudantes (de qualquer nível), profissionais das áreas exatas como engenheiros, arquitetos, técnicos e tecnólogos e qualquer pessoa que necessite realizar uma operação em seu dia a dia, por isso o público-alvo é bem amplo.</text:p>
      <text:p text:style-name="P12"/>
      <text:p text:style-name="P7">Restrições</text:p>
      <text:p text:style-name="P7"/>
      <text:p text:style-name="P12">Não há restrições para o uso do produto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Requisitos</text:p>
      <text:p text:style-name="P19"/>
      <text:p text:style-name="P7">Requisitos Funcionais</text:p>
      <text:p text:style-name="P7"/>
      <text:list xml:id="list3555297015167116695" text:style-name="L2">
        <text:list-item>
          <text:p text:style-name="P17">Função soma;</text:p>
          <text:p text:style-name="P17"><text:tab/>Soma dois números.</text:p>
        </text:list-item>
        <text:list-item>
          <text:p text:style-name="P17">Função de subtração;</text:p>
          <text:p text:style-name="P17"><text:tab/>Subtrai dois números.</text:p>
        </text:list-item>
        <text:list-item>
          <text:p text:style-name="P17">Função de divisão;</text:p>
          <text:p text:style-name="P17"><text:tab/>Divide dois números.</text:p>
        </text:list-item>
        <text:list-item>
          <text:p text:style-name="P17">Função de multiplicação;</text:p>
          <text:p text:style-name="P17"><text:tab/>Multiplica dois números.</text:p>
        </text:list-item>
        <text:list-item>
          <text:p text:style-name="P17">Função de memória M+;</text:p>
          <text:p text:style-name="P17"><text:tab/>Guarda um número aleatório na memória.</text:p>
        </text:list-item>
        <text:list-item>
          <text:p text:style-name="P17">Função de memória M-;</text:p>
          <text:p text:style-name="P17"><text:tab/>Subtrai um número aleatório do número guardado em memória.</text:p>
        </text:list-item>
        <text:list-item>
          <text:p text:style-name="P17">Função de memória MR;</text:p>
          <text:p text:style-name="P17"><text:tab/>Exibe o número guardado em memória.</text:p>
        </text:list-item>
        <text:list-item>
          <text:p text:style-name="P17">Função de memória MC;</text:p>
          <text:list>
            <text:list-item>
              <text:list>
                <text:list-header>
                  <text:p text:style-name="P17">Exclui número em me<text:span text:style-name="T2">m</text:span>ória.</text:p>
                </text:list-header>
              </text:list>
            </text:list-item>
          </text:list>
        </text:list-item>
      </text:list>
      <text:p text:style-name="P14"/>
      <text:p text:style-name="P8">Requisitos de Qualidade</text:p>
      <text:p text:style-name="P8"/>
      <text:list xml:id="list1806090128791286354" text:style-name="L3">
        <text:list-item>
          <text:p text:style-name="P15">Entrega do Projeto feito até o fim do primeiro semestre de 2016;</text:p>
        </text:list-item>
        <text:list-item>
          <text:p text:style-name="P15">O projeto deve seguir especificações dadas pelo professor Pedro Ivo da disciplina de Engenharia de Software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21:56:40.384142357</meta:creation-date>
    <dc:date>2016-04-20T16:14:24.758956843</dc:date>
    <meta:editing-duration>PT1H55M32S</meta:editing-duration>
    <meta:editing-cycles>6</meta:editing-cycles>
    <meta:generator>LibreOffice/4.4.2.2$Linux_x86 LibreOffice_project/40m0$Build-2</meta:generator>
    <meta:document-statistic meta:table-count="1" meta:image-count="0" meta:object-count="0" meta:page-count="5" meta:paragraph-count="68" meta:word-count="330" meta:character-count="2511" meta:non-whitespace-character-count="2260"/>
  </office:meta>
</office:document-meta>
</file>